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8366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468a1a"/>
    </style:style>
    <style:style style:name="ce5" style:family="table-cell" style:parent-style-name="Default">
      <style:table-cell-properties fo:background-color="#ec9ba4"/>
    </style:style>
    <style:style style:name="ce6" style:family="table-cell" style:parent-style-name="Default">
      <style:table-cell-properties fo:background-color="#f10d0c"/>
    </style:style>
  </office:automatic-styles>
  <office:body>
    <office:spreadsheet>
      <table:calculation-settings table:automatic-find-labels="false" table:use-regular-expressions="false" table:use-wildcards="true"/>
      <table:table table:name="costOrderTestCaseAver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nodecount</text:p>
          </table:table-cell>
          <table:table-cell table:style-name="Default" office:value-type="string" calcext:value-type="string">
            <text:p>distFraction</text:p>
          </table:table-cell>
          <table:table-cell table:style-name="Default" office:value-type="string" calcext:value-type="string">
            <text:p>average f out of 10</text:p>
          </table:table-cell>
          <table:table-cell table:style-name="Default" office:value-type="string" calcext:value-type="string">
            <text:p>deIterat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optimizer</text:p>
          </table:table-cell>
          <table:table-cell table:style-name="Default" office:value-type="string" calcext:value-type="string">
            <text:p>solver</text:p>
          </table:table-cell>
          <table:table-cell table:style-name="Default" office:value-type="string" calcext:value-type="string">
            <text:p>totaliterations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2" calcext:value-type="float">
            <text:p>361903366465.0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2" calcext:value-type="float">
            <text:p>361903366465.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3" calcext:value-type="float">
            <text:p>361903366465.0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3" calcext:value-type="float">
            <text:p>361903366465.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6" calcext:value-type="float">
            <text:p>361903366465.0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7" calcext:value-type="float">
            <text:p>361903366465.0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47" calcext:value-type="float">
            <text:p>361903366465.0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7864.295" calcext:value-type="float">
            <text:p>361903367864.29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7864.295" calcext:value-type="float">
            <text:p>361903367864.295</text:p>
          </table:table-cell>
          <table:table-cell office:value-type="float" office:value="45000" calcext:value-type="float">
            <text:p>450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INIT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70462.863" calcext:value-type="float">
            <text:p>361903370462.86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4225113.82" calcext:value-type="float">
            <text:p>2808344225113.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4227560.59" calcext:value-type="float">
            <text:p>2808344227560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7282952.16" calcext:value-type="float">
            <text:p>2808347282952.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D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499347586.51" calcext:value-type="float">
            <text:p>2808499347586.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541354401.86" calcext:value-type="float">
            <text:p>2808541354401.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556529503.4" calcext:value-type="float">
            <text:p>2808556529503.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746811029.68" calcext:value-type="float">
            <text:p>2808746811029.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D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9963113215.09" calcext:value-type="float">
            <text:p>2809963113215.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10000265690.91" calcext:value-type="float">
            <text:p>2810000265690.91</text:p>
          </table:table-cell>
          <table:table-cell table:style-name="ce3" office:value-type="float" office:value="45000" calcext:value-type="float">
            <text:p>4500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INIT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10000364815.71" calcext:value-type="float">
            <text:p>2810000364815.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46" calcext:value-type="float">
            <text:p>2980467920791.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GD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61" calcext:value-type="float">
            <text:p>2980467920791.6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D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2.73" calcext:value-type="float">
            <text:p>2980467920792.7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D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42503363616.3" calcext:value-type="float">
            <text:p>31842503363616.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46774154570.5" calcext:value-type="float">
            <text:p>3184677415457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2835494005.8" calcext:value-type="float">
            <text:p>31852835494005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6895274121.4" calcext:value-type="float">
            <text:p>31856895274121.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9036201806.7" calcext:value-type="float">
            <text:p>31859036201806.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D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66863928913.1" calcext:value-type="float">
            <text:p>31866863928913.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D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72966184242.4" calcext:value-type="float">
            <text:p>31872966184242.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78003324051.7" calcext:value-type="float">
            <text:p>31878003324051.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D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86850544074.3" calcext:value-type="float">
            <text:p>31886850544074.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88266558151.6" calcext:value-type="float">
            <text:p>31888266558151.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47.9" calcext:value-type="float">
            <text:p>32101024693947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48" calcext:value-type="float">
            <text:p>321010246939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1.3" calcext:value-type="float">
            <text:p>32101024693951.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1.7" calcext:value-type="float">
            <text:p>3210102469395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5.9" calcext:value-type="float">
            <text:p>32101024693955.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701074" calcext:value-type="float">
            <text:p>3210102470107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703497.5" calcext:value-type="float">
            <text:p>32101024703497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854002.5" calcext:value-type="float">
            <text:p>32101024854002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GD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857368" calcext:value-type="float">
            <text:p>3210102485736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GD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863322.9" calcext:value-type="float">
            <text:p>32101024863322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GD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</table:table>
      <table:table table:name="top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nodecount</text:p>
          </table:table-cell>
          <table:table-cell table:style-name="Default" office:value-type="string" calcext:value-type="string">
            <text:p>distFraction</text:p>
          </table:table-cell>
          <table:table-cell table:style-name="Default" office:value-type="string" calcext:value-type="string">
            <text:p>average f out of 10</text:p>
          </table:table-cell>
          <table:table-cell table:style-name="Default" office:value-type="string" calcext:value-type="string">
            <text:p>deIteration</text:p>
          </table:table-cell>
          <table:table-cell table:style-name="Default" office:value-type="string" calcext:value-type="string">
            <text:p>population</text:p>
          </table:table-cell>
          <table:table-cell table:style-name="Default" office:value-type="string" calcext:value-type="string">
            <text:p>optimizer</text:p>
          </table:table-cell>
          <table:table-cell table:style-name="Default" office:value-type="string" calcext:value-type="string">
            <text:p>solver</text:p>
          </table:table-cell>
          <table:table-cell table:style-name="Default" office:value-type="string" calcext:value-type="string">
            <text:p>totaliterations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2" calcext:value-type="float">
            <text:p>361903366465.0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2" calcext:value-type="float">
            <text:p>361903366465.0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3" calcext:value-type="float">
            <text:p>361903366465.0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3" calcext:value-type="float">
            <text:p>361903366465.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61903366465.016" calcext:value-type="float">
            <text:p>361903366465.0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BFGS</text:p>
          </table:table-cell>
          <table:table-cell office:value-type="string" calcext:value-type="string">
            <text:p>MIN_D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-group>
          <table:table-row table:style-name="ro1" table:number-rows-repeated="5">
            <table:table-cell table:number-columns-repeated="12"/>
          </table:table-row>
        </table:table-row-group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BFGS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12724564665.192" calcext:value-type="float">
            <text:p>412724564665.19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MIN_DE</text:p>
          </table:table-cell>
          <table:table-cell table:style-name="ce2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5">
          <table:table-cell table:style-name="ce2" table:number-columns-repeated="8"/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4225113.82" calcext:value-type="float">
            <text:p>2808344225113.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4227560.59" calcext:value-type="float">
            <text:p>2808344227560.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347282952.16" calcext:value-type="float">
            <text:p>2808347282952.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D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499347586.51" calcext:value-type="float">
            <text:p>2808499347586.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808541354401.86" calcext:value-type="float">
            <text:p>2808541354401.8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BFGS</text:p>
          </table:table-cell>
          <table:table-cell table:style-name="ce3" office:value-type="string" calcext:value-type="string">
            <text:p>MIN_DE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5">
          <table:table-cell table:style-name="ce3" table:number-columns-repeated="8"/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2980467920791.38" calcext:value-type="float">
            <text:p>2980467920791.3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BFGS</text:p>
          </table:table-cell>
          <table:table-cell table:style-name="ce4" office:value-type="string" calcext:value-type="string">
            <text:p>MIN_DE</text:p>
          </table:table-cell>
          <table:table-cell table:style-name="ce4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5">
          <table:table-cell table:style-name="ce4" table:number-columns-repeated="8"/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42503363616.3" calcext:value-type="float">
            <text:p>31842503363616.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46774154570.5" calcext:value-type="float">
            <text:p>31846774154570.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2835494005.8" calcext:value-type="float">
            <text:p>31852835494005.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6895274121.4" calcext:value-type="float">
            <text:p>31856895274121.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LBFGS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31859036201806.7" calcext:value-type="float">
            <text:p>31859036201806.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GD</text:p>
          </table:table-cell>
          <table:table-cell table:style-name="ce5" office:value-type="string" calcext:value-type="string">
            <text:p>MIN_DE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5">
          <table:table-cell table:style-name="ce5" table:number-columns-repeated="8"/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47.9" calcext:value-type="float">
            <text:p>32101024693947.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48" calcext:value-type="float">
            <text:p>321010246939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1.3" calcext:value-type="float">
            <text:p>32101024693951.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1.7" calcext:value-type="float">
            <text:p>3210102469395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32101024693955.9" calcext:value-type="float">
            <text:p>32101024693955.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BFGS</text:p>
          </table:table-cell>
          <table:table-cell table:style-name="ce6" office:value-type="string" calcext:value-type="string">
            <text:p>MIN_DE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4"/>
        </table:table-row>
        <table:table-row table:style-name="ro1" table:number-rows-repeated="4">
          <table:table-cell table:style-name="ce6" table:number-columns-repeated="8"/>
          <table:table-cell table:number-columns-repeated="4"/>
        </table:table-row>
        <table:table-row table:style-name="ro1">
          <table:table-cell table:style-name="ce6" table:number-columns-repeated="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7:37:54.705926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4T17:43:52.329680020</dc:date>
    <meta:editing-duration>PT31M25S</meta:editing-duration>
    <meta:editing-cycles>7</meta:editing-cycles>
    <meta:generator>LibreOffice/6.4.7.2$Linux_X86_64 LibreOffice_project/40$Build-2</meta:generator>
    <meta:document-statistic meta:table-count="2" meta:cell-count="736" meta:object-count="0"/>
  </office:meta>
</office:document-meta>
</file>